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7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6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P18" style:family="paragraph" style:parent-style-name="Standard" style:list-style-name="L1">
      <style:paragraph-properties fo:text-align="justify" style:justify-single-word="false"/>
    </style:style>
    <style:style style:name="P19" style:family="paragraph" style:parent-style-name="Standard" style:list-style-name="L3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1" style:family="paragraph" style:parent-style-name="Standard" style:list-style-name="L1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1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1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1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2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7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8" style:family="paragraph" style:parent-style-name="Standard" style:list-style-name="L2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9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0" style:family="paragraph" style:parent-style-name="Standard" style:list-style-name="L24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1" style:family="paragraph" style:parent-style-name="Standard" style:list-style-name="L2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2" style:family="paragraph" style:parent-style-name="Standard" style:list-style-name="L26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3" style:family="paragraph" style:parent-style-name="Standard" style:list-style-name="L2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4" style:family="paragraph" style:parent-style-name="Standard" style:list-style-name="L2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5" style:family="paragraph" style:parent-style-name="Standard" style:list-style-name="L2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6" style:family="paragraph" style:parent-style-name="Standard" style:list-style-name="L3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7" style:family="paragraph" style:parent-style-name="Standard" style:list-style-name="L3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8" style:family="paragraph" style:parent-style-name="Standard" style:list-style-name="L3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9" style:family="paragraph" style:parent-style-name="Standard" style:list-style-name="L3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0" style:family="paragraph" style:parent-style-name="Standard" style:list-style-name="L34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1" style:family="paragraph" style:parent-style-name="Standard" style:list-style-name="L3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3" style:family="paragraph" style:parent-style-name="Standard" style:list-style-name="L35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4" style:family="paragraph" style:parent-style-name="Standard" style:list-style-name="L26">
      <style:paragraph-properties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6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7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8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9" style:family="paragraph" style:parent-style-name="Standard" style:list-style-name="L1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0" style:family="paragraph" style:parent-style-name="Standard" style:list-style-name="L3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1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2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3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4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5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6" style:family="paragraph" style:parent-style-name="Standard" style:list-style-name="L17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7" style:family="paragraph" style:parent-style-name="Standard" style:list-style-name="L2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8" style:family="paragraph" style:parent-style-name="Standard" style:list-style-name="L3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9" style:family="paragraph" style:parent-style-name="Standard" style:list-style-name="L18">
      <style:paragraph-properties fo:margin-left="0.9846in" fo:margin-right="0in" fo:text-align="justify" style:justify-single-word="false" fo:text-indent="-0.25in" style:auto-text-indent="false"/>
    </style:style>
    <style:style style:name="P60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</style:style>
    <style:style style:name="P61" style:family="paragraph" style:parent-style-name="Standard" style:list-style-name="L29">
      <style:paragraph-properties fo:margin-left="0.9846in" fo:margin-right="0in" fo:text-align="justify" style:justify-single-word="false" fo:text-indent="-0.25in" style:auto-text-indent="false"/>
    </style:style>
    <style:style style:name="P62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63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4" style:family="paragraph" style:parent-style-name="Standard" style:list-style-name="L2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5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6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7" style:family="paragraph" style:parent-style-name="Standard" style:list-style-name="L25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8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9" style:family="paragraph" style:parent-style-name="Standard" style:list-style-name="L27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0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1" style:family="paragraph" style:parent-style-name="Standard" style:list-style-name="L2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2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3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4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6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7" style:family="paragraph" style:parent-style-name="Standard" style:list-style-name="L2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8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9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0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1" style:family="paragraph" style:parent-style-name="Standard" style:list-style-name="L30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2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3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4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5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6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7" style:family="paragraph" style:parent-style-name="Standard" style:list-style-name="L6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8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9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0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1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2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3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</style:style>
    <style:style style:name="P94" style:family="paragraph" style:parent-style-name="Standard" style:list-style-name="L2">
      <style:paragraph-properties fo:margin-left="0.7709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5" style:family="paragraph" style:parent-style-name="Standard" style:list-style-name="L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6" style:family="paragraph" style:parent-style-name="Standard" style:list-style-name="L1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7" style:family="paragraph" style:parent-style-name="Standard" style:list-style-name="L31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99" style:family="paragraph" style:parent-style-name="Standard" style:list-style-name="L11">
      <style:paragraph-properties fo:margin-left="0in" fo:margin-right="0in" fo:text-align="justify" style:justify-single-word="false" fo:text-indent="0in" style:auto-text-indent="false"/>
    </style:style>
    <style:style style:name="P100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01" style:family="paragraph" style:parent-style-name="Standard" style:list-style-name="L16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02" style:family="paragraph" style:parent-style-name="Standard" style:list-style-name="L21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03" style:family="paragraph" style:parent-style-name="Standard" style:list-style-name="L20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language="es" fo:country="CO" fo:background-color="transparent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17">Nombre del proceso</text:p>
          </table:table-cell>
          <table:table-cell table:style-name="funcionesBZone.A1" office:value-type="string">
            <text:p text:style-name="P17">Funciones</text:p>
          </table:table-cell>
          <table:table-cell table:style-name="funcionesBZone.C1" office:value-type="string">
            <text:p text:style-name="P17">Señales</text:p>
          </table:table-cell>
        </table:table-row>
        <table:table-row>
          <table:table-cell table:style-name="funcionesBZone.A2" office:value-type="string">
            <text:p text:style-name="P17">pZone</text:p>
          </table:table-cell>
          <table:table-cell table:style-name="funcionesBZone.A2" office:value-type="string">
            <text:p text:style-name="P17">- Reportar a su respecto proceso controlador llamado en el sistema como pCtrl, si un vehiculo ha ingresado o salido de su zona de parqueo.</text:p>
            <text:p text:style-name="P17">- Inicializar la cantidad de plazas totales y libres.</text:p>
            <text:p text:style-name="P17">- Enviar informacion de su estado actual de plazas libres, totales y su identificador de proceso (PID).</text:p>
            <text:p text:style-name="P17">- Asociar un proceso controlador al cual se le va a reportar su información.</text:p>
          </table:table-cell>
          <table:table-cell table:style-name="funcionesBZone.C2" office:value-type="string">
            <text:p text:style-name="P17">- Cada proceso de zona tiene asociado 5 sensores para determinar si un vehículo está ingresando o saliendo de su zona. Los sensores son: sIR1_Zone, sIR2_Zone, sIR3_Zone, sIR4_Zone y sLoopInductive_Zone.</text:p>
            <text:p text:style-name="P17"/>
            <text:p text:style-name="P17"><text:s/></text:p>
          </table:table-cell>
        </table:table-row>
        <table:table-row>
          <table:table-cell table:style-name="funcionesBZone.A2" office:value-type="string">
            <text:p text:style-name="P17"/>
          </table:table-cell>
          <table:table-cell table:style-name="funcionesBZone.A2" office:value-type="string">
            <text:p text:style-name="P17"/>
          </table:table-cell>
          <table:table-cell table:style-name="funcionesBZone.C2" office:value-type="string">
            <text:p text:style-name="P17"/>
          </table:table-cell>
        </table:table-row>
        <table:table-row>
          <table:table-cell table:style-name="funcionesBZone.A2" office:value-type="string">
            <text:p text:style-name="P17"/>
          </table:table-cell>
          <table:table-cell table:style-name="funcionesBZone.A2" office:value-type="string">
            <text:p text:style-name="P17"/>
          </table:table-cell>
          <table:table-cell table:style-name="funcionesBZone.C2" office:value-type="string">
            <text:p text:style-name="P17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NEXO B SEÑALES DEL SISTEMA CON S RESPECTIVA DESCRIPCION</text:p>
      <text:p text:style-name="P1"/>
      <text:p text:style-name="P1">Proceso <text:span text:style-name="T5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1546023215" text:style-name="L1">
        <text:list-item>
          <text:p text:style-name="P18"><text:span text:style-name="T1">Canal </text:span><text:span text:style-name="T2">cEnv_Zone</text:span><text:span text:style-name="T1">:</text:span></text:p>
        </text:list-item>
      </text:list>
      <text:p text:style-name="P1"/>
      <text:list xml:id="list205159315" text:style-name="L2">
        <text:list-item>
          <text:p text:style-name="P45">Señales provenientes del ambiente al proceso pZone</text:p>
        </text:list-item>
      </text:list>
      <text:p text:style-name="P2"/>
      <text:list xml:id="list879264257" text:style-name="L3">
        <text:list-item>
          <text:p text:style-name="P84"><text:span text:style-name="T5">sIR1_Zone:</text:span> Representa la interrupción de un sensor infrarrojo para el ingreso de un vehiculo.</text:p>
        </text:list-item>
        <text:list-item>
          <text:p text:style-name="P84"><text:span text:style-name="T5">sIR2_Zone:</text:span> Representa la interrupción de un sensor infrarrojo para el ingreso de un vehículo.</text:p>
        </text:list-item>
        <text:list-item>
          <text:p text:style-name="P84"><text:span text:style-name="T5">sIR3_Zone:</text:span> Representa la interrupción de un sensor infrarrojo para la salida de un vehículo.</text:p>
        </text:list-item>
        <text:list-item>
          <text:p text:style-name="P84"><text:span text:style-name="T5">sIR4_Zone:</text:span> Representa la interrupción de un sensor infrarrojo para salida de un vehículo.</text:p>
        </text:list-item>
        <text:list-item>
          <text:p text:style-name="P84"><text:span text:style-name="T5">sLoopInductive_Zone:</text:span> Representa la interrupción de un bucle inductivo, indicando si esta ingresando o saliendo un vehículo. </text:p>
        </text:list-item>
      </text:list>
      <text:p text:style-name="P1"/>
      <text:list xml:id="list619228516" text:continue-numbering="true" text:style-name="L3">
        <text:list-item>
          <text:p text:style-name="P19"><text:span text:style-name="T1">Canal </text:span><text:span text:style-name="T2">cCtrl_Zone</text:span><text:span text:style-name="T1">:</text:span></text:p>
        </text:list-item>
      </text:list>
      <text:p text:style-name="P1"/>
      <text:list xml:id="list896922775" text:continue-list="list205159315" text:style-name="L2">
        <text:list-item>
          <text:p text:style-name="P45">Señales provenientes del proceso pCtrl al proceso pZone</text:p>
          <text:p text:style-name="P45"/>
        </text:list-item>
      </text:list>
      <text:list xml:id="list1831956204" text:style-name="L4">
        <text:list-item>
          <text:p text:style-name="P85"><text:span text:style-name="T5">sInitFreeSpot(i_spots):</text:span> Asigna las plazas totales de una zona.</text:p>
        </text:list-item>
      </text:list>
      <text:list xml:id="list1728000591" text:style-name="L5">
        <text:list-item>
          <text:p text:style-name="P86"><text:span text:style-name="T5">sInitTotalSpots(i_spots):</text:span> Asigna las plazas libres de una zona.</text:p>
        </text:list-item>
      </text:list>
      <text:list xml:id="list521532883" text:style-name="L6">
        <text:list-item>
          <text:p text:style-name="P87"><text:span text:style-name="T5">sReqInfo: </text:span><text:span text:style-name="T6">Solicita información a una zona.</text:span></text:p>
        </text:list-item>
      </text:list>
      <text:list xml:id="list1560964318" text:style-name="L7">
        <text:list-item>
          <text:p text:style-name="P88"><text:span text:style-name="T5">sInitPidCtrl(PID):</text:span> Establece a una zona su controlador correspondiente.</text:p>
        </text:list-item>
      </text:list>
      <text:p text:style-name="P10"/>
      <text:list xml:id="list413241668" text:continue-list="list896922775" text:style-name="L2">
        <text:list-item>
          <text:p text:style-name="P94">Señales provenientes del proceso pZone al proceso pCtrl</text:p>
          <text:p text:style-name="P95"/>
        </text:list-item>
      </text:list>
      <text:list xml:id="list171756961" text:continue-list="list1560964318" text:style-name="L7">
        <text:list-item>
          <text:p text:style-name="P88"><text:span text:style-name="T5">sEntered_Car(infoZone) :</text:span> Reporta que un vehículo ha ingresado en una zona, enviando la información que ésta tiene de tipo de dato InfoZone.</text:p>
        </text:list-item>
      </text:list>
      <text:list xml:id="list248618334" text:style-name="L8">
        <text:list-item>
          <text:p text:style-name="P89"><text:span text:style-name="T5">sOut_Car(InfoZone)</text:span>:Reporta que un vehículo ha salido de una zona, enviando la información que ésta tiene de tipo de dato InfoZone.</text:p>
        </text:list-item>
      </text:list>
      <text:list xml:id="list753887635" text:style-name="L9">
        <text:list-item>
          <text:p text:style-name="P90"><text:span text:style-name="T5">sOkInit(InfoZone): </text:span><text:span text:style-name="T6">Reporta que la inicialización de plazas libres o plazas totales fue exitosa.</text:span></text:p>
        </text:list-item>
      </text:list>
      <text:list xml:id="list710904166" text:style-name="L10">
        <text:list-item>
          <text:p text:style-name="P91"><text:span text:style-name="T5">sInfoZone(InfoZone): </text:span><text:span text:style-name="T6">Reporta la información de la zona a tarves de un tipo de dato InfoZone.</text:span></text:p>
        </text:list-item>
      </text:list>
      <text:list xml:id="list535467862" text:style-name="L11">
        <text:list-item>
          <text:p text:style-name="P93"><text:span text:style-name="T2">sOkInitPid:</text:span><text:span text:style-name="T1"> Reporta que la inicialización del PID de pCtrl en la zona fue éxitoso.</text:span></text:p>
          <text:p text:style-name="P92"/>
          <text:p text:style-name="P99"><text:span text:style-name="T1">Canal </text:span><text:span text:style-name="T2">cZone_Manager:</text:span></text:p>
        </text:list-item>
      </text:list>
      <text:p text:style-name="P2"/>
      <text:list xml:id="list1640507536" text:style-name="L12">
        <text:list-item>
          <text:p text:style-name="P21"><text:soft-page-break/>Proveniente del proceso pZoneManager al proceso pZone</text:p>
        </text:list-item>
      </text:list>
      <text:p text:style-name="P1"/>
      <text:list xml:id="list611497966" text:style-name="L13">
        <text:list-item>
          <text:p text:style-name="P51"><text:span text:style-name="T5">sInitFreeSpot(i_spots):</text:span> Asigna las plazas totales de una zona.</text:p>
        </text:list-item>
        <text:list-item>
          <text:p text:style-name="P51"><text:span text:style-name="T5">sInitTotalSpots(i_spots):</text:span> Asigna las plazas libres de una zona.</text:p>
        </text:list-item>
        <text:list-item>
          <text:p text:style-name="P51"><text:span text:style-name="T5">sReqInfo: </text:span><text:span text:style-name="T6">Solicita información a una zona.</text:span></text:p>
        </text:list-item>
        <text:list-item>
          <text:p text:style-name="P46">sInitPidCtrl: <text:span text:style-name="T6">Establece a una zona su controlador correspondiente.</text:span></text:p>
        </text:list-item>
      </text:list>
      <text:p text:style-name="P6"/>
      <text:list xml:id="list346940400" text:continue-list="list1640507536" text:style-name="L12">
        <text:list-item>
          <text:p text:style-name="P96">Proveniente del proceso pZone al proceso pZoneManager</text:p>
        </text:list-item>
      </text:list>
      <text:p text:style-name="P9"/>
      <text:list xml:id="list1902363436" text:style-name="L14">
        <text:list-item>
          <text:p text:style-name="P52"><text:span text:style-name="T5">sOkInit(InfoZone): </text:span><text:span text:style-name="T6">Reporta que la inicialización de plazas libres o plazas totales fue exitosa.</text:span></text:p>
        </text:list-item>
        <text:list-item>
          <text:p text:style-name="P52"><text:span text:style-name="T5">sInfoZone(InfoZone): </text:span><text:span text:style-name="T6">Reporta la información de la zona a tarves de un tipo de dato InfoZone.</text:span></text:p>
        </text:list-item>
        <text:list-item>
          <text:p text:style-name="P47">sOkInitPid: <text:span text:style-name="T6">Reporta que la inicialización del PID de pCtrl en la zona fue éxitoso.</text:span></text:p>
        </text:list-item>
      </text:list>
      <text:p text:style-name="P15"/>
      <text:p text:style-name="P1">Canal <text:span text:style-name="T5">cMain_Zone</text:span></text:p>
      <text:p text:style-name="P2"/>
      <text:list xml:id="list374670360" text:continue-list="list346940400" text:style-name="L12">
        <text:list-item>
          <text:p text:style-name="P21">Proveniente del proceso pTesting al proceso pZone</text:p>
        </text:list-item>
      </text:list>
      <text:p text:style-name="P2"/>
      <text:p text:style-name="P3">Las siguientes señales no son parte de la implementación del sistema, han sido estableceidas con el objetivo de facilitar las pruebas de entrada y salida de vehiculo a cada uno de las zonas.</text:p>
      <text:p text:style-name="P3"/>
      <text:list xml:id="list1323142609" text:continue-list="list619228516" text:style-name="L3">
        <text:list-item>
          <text:p text:style-name="P53"><text:span text:style-name="T5">sIR1_ZoneTest:</text:span> Representa la interrupción de un sensor infrarrojo para el ingreso de un vehiculo.</text:p>
        </text:list-item>
        <text:list-item>
          <text:p text:style-name="P53"><text:span text:style-name="T5">sIR2_ZoneTest:</text:span> Representa la interrupción de un sensor infrarrojo para el ingreso de un vehículo.</text:p>
        </text:list-item>
        <text:list-item>
          <text:p text:style-name="P53"><text:span text:style-name="T5">sIR3_ZoneTest:</text:span> Representa la interrupción de un sensor infrarrojo para la salida de un vehículo.</text:p>
        </text:list-item>
        <text:list-item>
          <text:p text:style-name="P53"><text:span text:style-name="T5">sIR4_ZoneTest:</text:span> Representa la interrupción de un sensor infrarrojo para salida de un vehículo.</text:p>
        </text:list-item>
        <text:list-item>
          <text:p text:style-name="P54"><text:span text:style-name="T5">sLoopInductive_ZoneTest:</text:span> Representa la interrupción de un bucle inductivo, indicando si esta ingresando o saliendo un vehículo. </text:p>
        </text:list-item>
      </text:list>
      <text:p text:style-name="P7"/>
      <text:p text:style-name="P11">Proceso <text:span text:style-name="T5">pZoneManager</text:span></text:p>
      <text:p text:style-name="P9"/>
      <text:p text:style-name="P11">canal<text:span text:style-name="T5"> cCtrl_ZoneManager</text:span></text:p>
      <text:p text:style-name="P9"/>
      <text:list xml:id="list920206900" text:style-name="L15">
        <text:list-item>
          <text:p text:style-name="P22">Proveniente del proceso pCtrl al proceso pZoneManager</text:p>
        </text:list-item>
      </text:list>
      <text:p text:style-name="P2"/>
      <text:list xml:id="list1369551404" text:continue-numbering="true" text:style-name="L15">
        <text:list-item>
          <text:p text:style-name="P55"><text:span text:style-name="T5">sCreateZone(i_spots,i_spots,PID): </text:span>Crea una zona nueva definiendo sus plazas totales, libres y el PID del controlador que le corresponde.</text:p>
        </text:list-item>
        <text:list-item>
          <text:p text:style-name="P55"><text:span text:style-name="T5">sConfirmZoneManager_i(PID): </text:span>Establece una union entre el proceso pCtrl y el proceso pZoneManager, se comparte cuando el sistema empieza por primera vez.</text:p>
          <text:p text:style-name="P55"/>
        </text:list-item>
        <text:list-item>
          <text:p text:style-name="P22">Proveniente del proceso pZoneManager al proceso pCtrl</text:p>
        </text:list-item>
      </text:list>
      <text:p text:style-name="P2"><text:soft-page-break/></text:p>
      <text:list xml:id="list254958660" text:continue-numbering="true" text:style-name="L15">
        <text:list-item>
          <text:p text:style-name="P48">sOkCreation(InfoZone): <text:span text:style-name="T6">Confirma que se creó y se conecto exitosamente una zona al proceso pCtrl.</text:span> </text:p>
        </text:list-item>
        <text:list-item>
          <text:p text:style-name="P48">sExcQuantityZones: <text:span text:style-name="T6">Notifica al proceso pCtrl que tiene el maximo de zonas permitidos.</text:span></text:p>
        </text:list-item>
        <text:list-item>
          <text:p text:style-name="P48">sIamZoneManager(PID): <text:span text:style-name="T6">Notifica que el PID de su controlador de zona, pCtrl, se asigno exitosamente.</text:span></text:p>
        </text:list-item>
      </text:list>
      <text:p text:style-name="P11"/>
      <text:p text:style-name="P9"><text:span text:style-name="T6">Canal </text:span>cCreator_ZoneManager</text:p>
      <text:p text:style-name="P11"/>
      <text:list xml:id="list2112230422" text:style-name="L16">
        <text:list-item>
          <text:p text:style-name="P101">Proveniente del proceso pCreatorZoneManager al proceso pZoneManager</text:p>
        </text:list-item>
      </text:list>
      <text:p text:style-name="P16"/>
      <text:list xml:id="list976494408" text:continue-numbering="true" text:style-name="L16">
        <text:list-item>
          <text:p text:style-name="P49">sConfirmZoneManager(PID): <text:span text:style-name="T6">Asocia el PID del controlador de zonas correspondiente, al nuevo proceso pZoneManager.</text:span></text:p>
        </text:list-item>
      </text:list>
      <text:p text:style-name="P7"/>
      <text:p text:style-name="P11"/>
      <text:p text:style-name="P9"><text:span text:style-name="T6">Proceso </text:span>pCreatorZoneManager</text:p>
      <text:p text:style-name="P6"/>
      <text:p text:style-name="P11">Canal <text:span text:style-name="T5">cCtrl_CreatorZoneManager</text:span></text:p>
      <text:p text:style-name="P9"/>
      <text:list xml:id="list1201475827" text:style-name="L17">
        <text:list-item>
          <text:p text:style-name="P23">Proveniente del proceso pCtrl al proceso pCreatorZoneManager</text:p>
        </text:list-item>
      </text:list>
      <text:p text:style-name="P2"/>
      <text:list xml:id="list736771424" text:continue-numbering="true" text:style-name="L17">
        <text:list-item>
          <text:p text:style-name="P56"><text:span text:style-name="T5">sCreateZoneManager(PID): </text:span>Solicita crear un proceso pZoneManager y asociarle a éste su controlador de zonas respectivo.</text:p>
        </text:list-item>
      </text:list>
      <text:p text:style-name="P6"/>
      <text:list xml:id="list1310073302" text:continue-numbering="true" text:style-name="L17">
        <text:list-item>
          <text:p text:style-name="P23">Proveniente del proceso pCreatorZoneManager al proceso pCtrl</text:p>
        </text:list-item>
      </text:list>
      <text:p text:style-name="P2"/>
      <text:list xml:id="list758309272" text:continue-numbering="true" text:style-name="L17">
        <text:list-item>
          <text:p text:style-name="P56"><text:span text:style-name="T5">sOkCreateZoneManager(PID): </text:span>Notifica que se ha creado y asociado exitosamente un proceso pZoneManager al proceso pCtrl.</text:p>
        </text:list-item>
        <text:list-item>
          <text:p text:style-name="P56"><text:span text:style-name="T5">sExcZoneManager: </text:span>Notifica al proceso pCtrl que ya tiene el máximo número de pZoneManager.</text:p>
        </text:list-item>
      </text:list>
      <text:p text:style-name="P7"/>
      <text:p text:style-name="P8"/>
      <text:p text:style-name="P11">Proceso <text:span text:style-name="T5">pCtrlManager</text:span></text:p>
      <text:p text:style-name="P9"/>
      <text:p text:style-name="P3">Canal <text:span text:style-name="T5">cMain_CtrlManager</text:span></text:p>
      <text:p text:style-name="P2"/>
      <text:list xml:id="list1225510375" text:style-name="L18">
        <text:list-item>
          <text:p text:style-name="P24">Proveniente del proceso pMainSystemManager al proceso pCtrlManager</text:p>
        </text:list-item>
      </text:list>
      <text:p text:style-name="P2"/>
      <text:list xml:id="list1081269360" text:continue-numbering="true" text:style-name="L18">
        <text:list-item>
          <text:p text:style-name="P59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9"/>
      <text:list xml:id="list143737334" text:continue-numbering="true" text:style-name="L18">
        <text:list-item>
          <text:p text:style-name="P24">Proveniente del proceso pCtrlManager al proceso pMainSystemManager</text:p>
        </text:list-item>
      </text:list>
      <text:p text:style-name="P2"/>
      <text:list xml:id="list317327604" text:continue-numbering="true" text:style-name="L18">
        <text:list-item>
          <text:p text:style-name="P59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59"><text:soft-page-break/><text:span text:style-name="T2">sOkCreationCtrl(InfoCtrl): </text:span><text:span text:style-name="T3">Notifica al proceso pMainSystemManager que un proceso pCtrl ha sido creado exitósamente.</text:span></text:p>
        </text:list-item>
      </text:list>
      <text:p text:style-name="P11"/>
      <text:p text:style-name="P12"><text:span text:style-name="T3">Canal </text:span><text:span text:style-name="T2">cCtrl_CtrlManager</text:span></text:p>
      <text:p text:style-name="P9"/>
      <text:list xml:id="list1217685193" text:style-name="L19">
        <text:list-item>
          <text:p text:style-name="P25">Proveniente del proceso pCtrlManager al proceso pCtrl</text:p>
        </text:list-item>
      </text:list>
      <text:p text:style-name="P2"/>
      <text:list xml:id="list1591837784" text:continue-numbering="true" text:style-name="L19">
        <text:list-item>
          <text:p text:style-name="P60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7"/>
      <text:list xml:id="list223879492" text:continue-numbering="true" text:style-name="L19">
        <text:list-item>
          <text:p text:style-name="P25">Proveniente del proceso pCtrl al proceso pCtrlManager</text:p>
        </text:list-item>
      </text:list>
      <text:p text:style-name="P2"/>
      <text:list xml:id="list1317325717" text:continue-numbering="true" text:style-name="L19">
        <text:list-item>
          <text:p text:style-name="P63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  <text:p text:style-name="P100"><text:span text:style-name="T3">Proceso </text:span><text:span text:style-name="T1">pCtrl</text:span></text:p>
        </text:list-item>
      </text:list>
      <text:p text:style-name="P11"/>
      <text:p text:style-name="P13"><text:span text:style-name="T3">Canal </text:span><text:span text:style-name="T1">cMain_CtrlZone</text:span></text:p>
      <text:p text:style-name="P9"/>
      <text:list xml:id="list985798458" text:style-name="L20">
        <text:list-item>
          <text:p text:style-name="P26">Proveniente del proceso pMainSystemManager al proceso pCtrl</text:p>
        </text:list-item>
      </text:list>
      <text:p text:style-name="P2"/>
      <text:list xml:id="list2045718292" text:continue-numbering="true" text:style-name="L20">
        <text:list-item>
          <text:p text:style-name="P64"><text:span text:style-name="T1">sCreateZone_(i_spots,i_spots): </text:span><text:span text:style-name="T3">Solicita crear una zona en el proceso pCtrl. </text:span></text:p>
        </text:list-item>
        <text:list-item>
          <text:p text:style-name="P64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64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64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64"><text:span text:style-name="T1">sInitialConnection: </text:span><text:span text:style-name="T3">Solicita al proceso pCtrl enlazar sus respectivos procesos: pZone, pZoneManager.</text:span></text:p>
        </text:list-item>
      </text:list>
      <text:p text:style-name="P6"/>
      <text:p text:style-name="P6"/>
      <text:list xml:id="list1881145888" text:continue-numbering="true" text:style-name="L20">
        <text:list-item>
          <text:p text:style-name="P26">Proveniente del proceso pCtrl al proceso pMainSystemManager</text:p>
          <text:p text:style-name="P26"/>
        </text:list-item>
        <text:list-item>
          <text:p text:style-name="P64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64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64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64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64"><text:span text:style-name="T1">sOkCreationCtrl_i(InfoCtrl): </text:span><text:span text:style-name="T3">Notifica al proceso pMainSystemManager que el proceso pCtrl ya tiene asociado sus respectivos procesos pZoneManager y pZone. </text:span></text:p>
        </text:list-item>
        <text:list-item>
          <text:p text:style-name="P64"><text:span text:style-name="T1">sCannotGetInfoZones(InfoCtrl): </text:span><text:span text:style-name="T3">Notifica al proceso pMainSystemManager que no </text:span><text:soft-page-break/><text:span text:style-name="T3">fue posible obtener la información de todas las zonas asociadas a dicho proceso </text:span><text:span text:style-name="T1">pCtrl.</text:span></text:p>
          <text:p text:style-name="P103"/>
        </text:list-item>
      </text:list>
      <text:p text:style-name="P7"/>
      <text:p text:style-name="P13"><text:span text:style-name="T3">Proceso </text:span><text:span text:style-name="T1">pMainSystemManager</text:span></text:p>
      <text:p text:style-name="P9"/>
      <text:p text:style-name="P14"><text:span text:style-name="T1">Canal </text:span><text:span text:style-name="T2">cEnv_Main</text:span></text:p>
      <text:p text:style-name="P9"/>
      <text:list xml:id="list56837269" text:style-name="L21">
        <text:list-item>
          <text:p text:style-name="P102">Proveniente del ambiente al proceso pMainSystemManager</text:p>
        </text:list-item>
      </text:list>
      <text:p text:style-name="P16"/>
      <text:list xml:id="list626328109" text:continue-numbering="true" text:style-name="L21">
        <text:list-item>
          <text:p text:style-name="P76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76"><text:span text:style-name="T2">sReqInfoSystem: </text:span><text:span text:style-name="T1">Solicita al sistema la información de sus controladores de zona.</text:span></text:p>
        </text:list-item>
        <text:list-item>
          <text:p text:style-name="P76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76"><text:span text:style-name="T2">sSetUpFreeSpot(numCtrl,totalSpots,freeSpots): </text:span><text:span text:style-name="T1">Asigna un nuevo valor de plazas libres a un controlador y zona específicos.</text:span></text:p>
        </text:list-item>
        <text:list-item>
          <text:p text:style-name="P76"><text:span text:style-name="T2">sSetUpTotalSpot(numCtrl,totalSpots,totalSpots): </text:span><text:span text:style-name="T1">Asigna un nuevo valor de plazas totales a un controlador y zona específicos.</text:span></text:p>
        </text:list-item>
      </text:list>
      <text:p text:style-name="P11"/>
      <text:list xml:id="list1058085970" text:continue-numbering="true" text:style-name="L21">
        <text:list-item>
          <text:p text:style-name="P27">Proveniente del proceso pMainSystemManager al ambiente</text:p>
        </text:list-item>
      </text:list>
      <text:p text:style-name="P2"/>
      <text:list xml:id="list1002608918" text:continue-numbering="true" text:style-name="L21">
        <text:list-item>
          <text:p text:style-name="P65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65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65"><text:span text:style-name="T1">sOkCreateCtrl: </text:span><text:span text:style-name="T3">Informa al usuario que se ha creado éxitosamente un controlador de zona.</text:span></text:p>
        </text:list-item>
        <text:list-item>
          <text:p text:style-name="P65"><text:span text:style-name="T4">sExcLimitZone:</text:span><text:span text:style-name="T1">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65"><text:span text:style-name="T1">sOkCreationZone: </text:span><text:span text:style-name="T3">Informa al usuario que el sistema ha creado un proceso pZone a un pCtrl específico.</text:span></text:p>
        </text:list-item>
        <text:list-item>
          <text:p text:style-name="P65"><text:span text:style-name="T4">sOkSetUp:</text:span><text:span text:style-name="T3"> Informa al usuario que se ha asignado el valor de plazas totales o libres a una zona de un controlador específico.</text:span></text:p>
        </text:list-item>
        <text:list-item>
          <text:p text:style-name="P65"><text:span text:style-name="T1">sInfoSystem(InfoMainSystem): </text:span><text:span text:style-name="T3">Envía la información de todo el sistema.</text:span></text:p>
        </text:list-item>
      </text:list>
      <text:p text:style-name="P9"/>
      <text:p text:style-name="P14"><text:span text:style-name="T1">Canal </text:span><text:span text:style-name="T2">cpTesting_Main</text:span></text:p>
      <text:p text:style-name="P9"/>
      <text:list xml:id="list1997559218" text:style-name="L22">
        <text:list-item>
          <text:p text:style-name="P28">Proveniente del proceso pTesting al proceso pMainSystemManager</text:p>
        </text:list-item>
      </text:list>
      <text:p text:style-name="P2"/>
      <text:list xml:id="list1063438320" text:continue-numbering="true" text:style-name="L22">
        <text:list-item>
          <text:p text:style-name="P77"><text:span text:style-name="T2">sEntryCar: </text:span><text:span text:style-name="T1">Especifíca el proceso pCtrl y pZone en el cual ingresó un vehículo.</text:span></text:p>
        </text:list-item>
        <text:list-item>
          <text:p text:style-name="P77"><text:span text:style-name="T2">sOutCar: </text:span><text:span text:style-name="T1">Especifíca el proceso pCtrl y pZone en el cual salió un vehículo.</text:span></text:p>
        </text:list-item>
      </text:list>
      <text:p text:style-name="P75"><text:span text:style-name="T1"/></text:p>
      <text:p text:style-name="P75"><text:span text:style-name="T1"/></text:p>
      <text:p text:style-name="P75"><text:span text:style-name="T1"/></text:p>
      <text:p text:style-name="P11"/>
      <text:p text:style-name="P11"><text:soft-page-break/>Canal <text:span text:style-name="T5">cDisplay_Main</text:span></text:p>
      <text:p text:style-name="P11"><text:span text:style-name="T5"/></text:p>
      <text:list xml:id="list2120423285" text:style-name="L35">
        <text:list-item>
          <text:p text:style-name="P43"><text:span text:style-name="T5">Proveniente del proceso pDisplay al proceso pMainSystemManager</text:span></text:p>
        </text:list-item>
      </text:list>
      <text:p text:style-name="P3"><text:span text:style-name="T5"/></text:p>
      <text:list xml:id="list1495334743" text:continue-numbering="true" text:style-name="L35">
        <text:list-item>
          <text:p text:style-name="P58"><text:span text:style-name="T5">sReqInfoCtrlZone(indexCtrl,indexZone): <text:s/></text:span>Solicita la informacion de la plazas libres de una zona y un controlador especifico.</text:p>
        </text:list-item>
        <text:list-item>
          <text:p text:style-name="P41">Proveniente del proceso pMainSYstemManager al proceso pDisplay</text:p>
        </text:list-item>
      </text:list>
      <text:p text:style-name="P2"/>
      <text:list xml:id="list2140273616" text:continue-numbering="true" text:style-name="L35">
        <text:list-item>
          <text:p text:style-name="P50"><text:bookmark-start text:name="__DdeLink__1414_1013754486"/>sInfoCtrlZone(i_spots)<text:bookmark-end text:name="__DdeLink__1414_1013754486"/>: <text:span text:style-name="T6">Entrega la informacion de plazas libres de una zona de un controlador especifico.</text:span></text:p>
        </text:list-item>
      </text:list>
      <text:p text:style-name="P11"/>
      <text:p text:style-name="P11"/>
      <text:p text:style-name="P11"/>
      <text:p text:style-name="P14"><text:span text:style-name="T1">Proceso </text:span><text:span text:style-name="T2">pTesting</text:span></text:p>
      <text:p text:style-name="P9"/>
      <text:p text:style-name="P14"><text:span text:style-name="T1">Canal </text:span><text:span text:style-name="T2">cEnv_pTesting</text:span></text:p>
      <text:p text:style-name="P9"/>
      <text:list xml:id="list97881225" text:style-name="L23">
        <text:list-item>
          <text:p text:style-name="P29">Proveniente del ambiente al proceso pTesting</text:p>
        </text:list-item>
      </text:list>
      <text:p text:style-name="P2"/>
      <text:list xml:id="list530810799" text:continue-numbering="true" text:style-name="L23">
        <text:list-item>
          <text:p text:style-name="P78"><text:span text:style-name="T2">sEntryCarCtrl(NroCtrl): </text:span><text:span text:style-name="T1">Especifíca el proceso pCtrl va a ingresar un vehículo.</text:span></text:p>
        </text:list-item>
        <text:list-item>
          <text:p text:style-name="P78"><text:span text:style-name="T2">sOutCarCtrl(NroCtrl): </text:span><text:span text:style-name="T1">Especifíca el proceso pCtrl va a salir un vehículo.</text:span></text:p>
        </text:list-item>
        <text:list-item>
          <text:p text:style-name="P78"><text:span text:style-name="T2">sEntryCarZone(NroZone)</text:span><text:span text:style-name="T1">: Específica el proceso pZone en el cual va a ingresar un vehículo.</text:span></text:p>
        </text:list-item>
        <text:list-item>
          <text:p text:style-name="P78"><text:span text:style-name="T2">sOutCarZone(NroZone):</text:span><text:span text:style-name="T1"> Especifica el proceso pZone en el cual va a salir un vehículo.</text:span></text:p>
        </text:list-item>
      </text:list>
      <text:p text:style-name="P7"/>
      <text:p text:style-name="P11"/>
      <text:p text:style-name="P14"><text:span text:style-name="T1">Proceso </text:span><text:span text:style-name="T2">pEntryWay</text:span></text:p>
      <text:p text:style-name="P9"/>
      <text:p text:style-name="P14"><text:span text:style-name="T1">Canal </text:span><text:span text:style-name="T2">cEnv_EntryWay</text:span></text:p>
      <text:p text:style-name="P9"/>
      <text:list xml:id="list1835706811" text:style-name="L24">
        <text:list-item>
          <text:p text:style-name="P30">Proveniente del ambiente al proceso pEntryWay</text:p>
        </text:list-item>
      </text:list>
      <text:p text:style-name="P2"/>
      <text:list xml:id="list295892543" text:continue-numbering="true" text:style-name="L24">
        <text:list-item>
          <text:p text:style-name="P79"><text:span text:style-name="T2">sLoopInductive_Entrance: </text:span><text:span text:style-name="T1">Señal de un sensor inductivo que indica que un vehiculo está por entrar al sistema de parqueaderos.</text:span></text:p>
        </text:list-item>
        <text:list-item>
          <text:p text:style-name="P79"><text:span text:style-name="T2">sLoopInductive_Exit: </text:span><text:span text:style-name="T1">Señal de un sensor inductivo que indica que un vehículo está por salir del sistema de parqueaderos.</text:span></text:p>
        </text:list-item>
        <text:list-item>
          <text:p text:style-name="P79"><text:span text:style-name="T2">sCarPassedBarrier: </text:span><text:span text:style-name="T1">Señal que indica que un carro pasó totalmente por la portería, y que es seguro bajar la talanquera.</text:span></text:p>
        </text:list-item>
      </text:list>
      <text:p text:style-name="P7"/>
      <text:list xml:id="list1730543272" text:continue-numbering="true" text:style-name="L24">
        <text:list-item>
          <text:p text:style-name="P30">Proveniente del proceso pEntryWay al ambiente</text:p>
        </text:list-item>
      </text:list>
      <text:p text:style-name="P2"/>
      <text:list xml:id="list1118484996" text:continue-numbering="true" text:style-name="L24">
        <text:list-item>
          <text:p text:style-name="P66"><text:span text:style-name="T1">sUpBarrier: </text:span><text:span text:style-name="T3">Señal para subir la talanquera de la portería y dar paso del vehículo al sistema de parqueaderos.</text:span></text:p>
        </text:list-item>
        <text:list-item>
          <text:p text:style-name="P66"><text:span text:style-name="T1">sDownBarrier: </text:span><text:span text:style-name="T3">Señal para bajar la talanquera de la portería para envitar el paso de vehículos al sistema de parqueaderos.</text:span></text:p>
        </text:list-item>
      </text:list>
      <text:p text:style-name="P7"><text:soft-page-break/></text:p>
      <text:p text:style-name="P13"><text:span text:style-name="T3">Canal </text:span><text:span text:style-name="T1">cEntryWay_Main</text:span></text:p>
      <text:p text:style-name="P9"/>
      <text:list xml:id="list1431846126" text:style-name="L25">
        <text:list-item>
          <text:p text:style-name="P31">Proveniente del proceso pMainSystemManager al proceso pEntryWay</text:p>
        </text:list-item>
      </text:list>
      <text:p text:style-name="P2"/>
      <text:list xml:id="list1161261000" text:continue-numbering="true" text:style-name="L25">
        <text:list-item>
          <text:p text:style-name="P67"><text:span text:style-name="T1">sOkInitEntryWay: </text:span><text:span text:style-name="T3">Señal enviada solo una vez al proceso pEntryWay, con el objetivo de asignarle un lector de carné y cámara a la primera protería del sistema.</text:span></text:p>
          <text:p text:style-name="P57"/>
        </text:list-item>
        <text:list-item>
          <text:p text:style-name="P31">Proveniente del proceso pEntryWay al proceso pMainSystemManager</text:p>
        </text:list-item>
      </text:list>
      <text:p text:style-name="P2"/>
      <text:list xml:id="list2112230621" text:continue-numbering="true" text:style-name="L25">
        <text:list-item>
          <text:p text:style-name="P67"><text:span text:style-name="T1">sEnteredCarSystem:</text:span><text:span text:style-name="T3"> Indica al sistema que ha ingresado un vehículo al sistema de parqueaderos.</text:span></text:p>
        </text:list-item>
        <text:list-item>
          <text:p text:style-name="P67"><text:span text:style-name="T1">sOutCarSystem: </text:span><text:span text:style-name="T3">Indica al sistema que ha salido un vehículo al sistema de </text:span><text:span text:style-name="T3">parqueaderos.</text:span></text:p>
        </text:list-item>
        <text:list-item>
          <text:p text:style-name="P67"><text:span text:style-name="T1">sOkEntryWay1: </text:span><text:span text:style-name="T3">Se da por una sola vez en la fase de inicialización, sirve para decir que el primer proceso pEntryWay ya le fue asignado sus procesos pCamera y pCardReader.</text:span></text:p>
        </text:list-item>
      </text:list>
      <text:p text:style-name="P11"/>
      <text:p text:style-name="P11"/>
      <text:p text:style-name="P11"/>
      <text:p text:style-name="P13"><text:span text:style-name="T3">Canal </text:span><text:span text:style-name="T1">cCreatorCRNC</text:span></text:p>
      <text:p text:style-name="P9"/>
      <text:list xml:id="list105283001" text:style-name="L26">
        <text:list-item>
          <text:p text:style-name="P32">Proveniente del proceso pCreatorCardReaderNCamera al proceso pEntryWay</text:p>
        </text:list-item>
      </text:list>
      <text:p text:style-name="P2"/>
      <text:list xml:id="list1258687638" text:continue-numbering="true" text:style-name="L26">
        <text:list-item>
          <text:p text:style-name="P68"><text:span text:style-name="T1">sAssigned(pidCR,pidC): </text:span><text:span text:style-name="T3">Notifica al proceso pEntryWay que procesos pCardReader y pCamera le corresponden.</text:span></text:p>
        </text:list-item>
      </text:list>
      <text:p text:style-name="P11"/>
      <text:list xml:id="list1476647081" text:continue-numbering="true" text:style-name="L26">
        <text:list-item>
          <text:p text:style-name="P44"><text:span text:style-name="T1">Proveniente del proceso pEntryWay al proceso</text:span><text:span text:style-name="T3"> <text:s/></text:span><text:span text:style-name="T1">pCreatorCardReaderNCamera</text:span></text:p>
        </text:list-item>
      </text:list>
      <text:p text:style-name="P2"/>
      <text:list xml:id="list307863014" text:continue-numbering="true" text:style-name="L26">
        <text:list-item>
          <text:p text:style-name="P68"><text:span text:style-name="T1">sAssignCardReaderNCam: </text:span><text:span text:style-name="T3">Solicita que se le sea asignado un proceso pCardReader y un proceso pCamera al proceso pEntryWay.</text:span></text:p>
        </text:list-item>
      </text:list>
      <text:p text:style-name="P7"/>
      <text:p text:style-name="P13"><text:span text:style-name="T3">Canal </text:span><text:span text:style-name="T1">cInternalEntryWay</text:span></text:p>
      <text:p text:style-name="P9"/>
      <text:list xml:id="list150508457" text:style-name="L27">
        <text:list-item>
          <text:p text:style-name="P33">Proveniente del proceso pEntryWay al proceso pCreatorEntryWay</text:p>
        </text:list-item>
      </text:list>
      <text:p text:style-name="P2"/>
      <text:list xml:id="list402792281" text:continue-numbering="true" text:style-name="L27">
        <text:list-item>
          <text:p text:style-name="P69"><text:span text:style-name="T1">sOkCreateEntryWay: </text:span><text:span text:style-name="T3">Notifica al proceso pCreatorEntryWay que se ha creado correctamente el proceso pEntryWay.</text:span></text:p>
        </text:list-item>
      </text:list>
      <text:p text:style-name="P11"/>
      <text:list xml:id="list667160518" text:continue-numbering="true" text:style-name="L27">
        <text:list-item>
          <text:p text:style-name="P33">Proveniente del proceso pCreatorEntryWay al proceso pEntryWay</text:p>
        </text:list-item>
      </text:list>
      <text:p text:style-name="P2"/>
      <text:list xml:id="list531267356" text:continue-numbering="true" text:style-name="L27">
        <text:list-item>
          <text:p text:style-name="P69"><text:span text:style-name="T1">sOkInitEntryWay: </text:span><text:span text:style-name="T3">Solicita al proceso pEntryWay que se asocie con sus respectivos procesos pCardReader y pCamera.</text:span></text:p>
        </text:list-item>
      </text:list>
      <text:p text:style-name="P7"/>
      <text:p text:style-name="P13"><text:span text:style-name="T3">Proceso </text:span><text:span text:style-name="T1">pCreatorEntryWay</text:span></text:p>
      <text:p text:style-name="P9"/>
      <text:p text:style-name="P14"><text:soft-page-break/><text:span text:style-name="T1">Canal </text:span><text:span text:style-name="T2">cCreatorEntryWay_Main</text:span></text:p>
      <text:p text:style-name="P9"/>
      <text:list xml:id="list505037284" text:style-name="L28">
        <text:list-item>
          <text:p text:style-name="P34">Proveniente del proceso pMainSystemManager al proceso pCreatorEntryWay</text:p>
        </text:list-item>
      </text:list>
      <text:p text:style-name="P2"/>
      <text:list xml:id="list1347732370" text:continue-numbering="true" text:style-name="L28">
        <text:list-item>
          <text:p text:style-name="P80"><text:span text:style-name="T2">sCreateEntryWay: </text:span><text:span text:style-name="T1">Solicita crear un proceso pEntryWay.</text:span></text:p>
        </text:list-item>
      </text:list>
      <text:p text:style-name="P11"/>
      <text:list xml:id="list1372377623" text:continue-numbering="true" text:style-name="L28">
        <text:list-item>
          <text:p text:style-name="P34">Proveniente del proceso pCreatorEntryWay al proceso pMainSystemManager</text:p>
        </text:list-item>
      </text:list>
      <text:p text:style-name="P2"/>
      <text:list xml:id="list1809786339" text:continue-numbering="true" text:style-name="L28">
        <text:list-item>
          <text:p text:style-name="P70"><text:span text:style-name="T1">sOkCreateEntryWay: </text:span><text:span text:style-name="T3">Notifica al proceso pMainSystemManager que se ha creado exitosamente el proceso pEntryWay.</text:span></text:p>
        </text:list-item>
        <text:list-item>
          <text:p text:style-name="P70"><text:span text:style-name="T1">sExcEntryWay: </text:span><text:span text:style-name="T3">Notifica al proceso pMainSystemManager que no es posible crear mas procesos pEntryWay ya que excede su capacidad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pan text:style-name="T3">Proceso </text:span><text:span text:style-name="T1">pDataBase</text:span></text:p>
      <text:p text:style-name="P9"/>
      <text:p text:style-name="P14"><text:span text:style-name="T1">Canal </text:span><text:span text:style-name="T2">cEntryWay_DB</text:span></text:p>
      <text:p text:style-name="P9"/>
      <text:list xml:id="list768521079" text:style-name="L29">
        <text:list-item>
          <text:p text:style-name="P35">Proveniente del proceso pEntryWay al proceso pDataBase</text:p>
        </text:list-item>
      </text:list>
      <text:p text:style-name="P2"/>
      <text:list xml:id="list2074487323" text:continue-numbering="true" text:style-name="L29">
        <text:list-item>
          <text:p text:style-name="P61"><text:span text:style-name="T2">sConfirmEntranceUser(DataUser): </text:span><text:span text:style-name="T3">Solicita que se verifique si el usuario que desea ingresar al sistema de parqueos esta registrado en el sistema.</text:span></text:p>
        </text:list-item>
        <text:list-item>
          <text:p text:style-name="P61"><text:span text:style-name="T2">sConfirmOutUser(DataUser): </text:span><text:span text:style-name="T3">Solicita que se verifique si el usuario que desea salir del sistema de parqueos esta registrado en el sistema.</text:span></text:p>
        </text:list-item>
      </text:list>
      <text:p text:style-name="P11"/>
      <text:list xml:id="list274609016" text:continue-numbering="true" text:style-name="L29">
        <text:list-item>
          <text:p text:style-name="P35">Proveniente del proceso pDataBase al proceso pEntryWay</text:p>
        </text:list-item>
      </text:list>
      <text:p text:style-name="P2"/>
      <text:list xml:id="list1921969354" text:continue-numbering="true" text:style-name="L29">
        <text:list-item>
          <text:p text:style-name="P71"><text:span text:style-name="T1">sOkUser: </text:span><text:span text:style-name="T3">Notifica al proceso pEntryWay que el usuario esta autorizado para entrar y salir del sistema de parqueaderos.</text:span></text:p>
        </text:list-item>
        <text:list-item>
          <text:p text:style-name="P71"><text:span text:style-name="T1">sNoRegis_User: </text:span><text:span text:style-name="T3">Notifca al proceso pEntryWay que el usuario no está autorizado para entrar ni salir del sistema de parqueaderos.</text:span></text:p>
        </text:list-item>
      </text:list>
      <text:p text:style-name="P7"/>
      <text:p text:style-name="P13"><text:span text:style-name="T3">Proceso </text:span><text:span text:style-name="T1">pCamera</text:span></text:p>
      <text:p text:style-name="P9"/>
      <text:p text:style-name="P14"><text:span text:style-name="T1">Canal </text:span><text:span text:style-name="T2">cCreator_Camera</text:span></text:p>
      <text:p text:style-name="P9"/>
      <text:list xml:id="list1696440939" text:style-name="L30">
        <text:list-item>
          <text:p text:style-name="P36">Proveniente del proceso pCamera al proceso pCreatorCardReaderNCamera</text:p>
        </text:list-item>
      </text:list>
      <text:p text:style-name="P2"/>
      <text:list xml:id="list212776960" text:continue-numbering="true" text:style-name="L30">
        <text:list-item>
          <text:p text:style-name="P81"><text:span text:style-name="T2">sIamCamera(pidC): </text:span><text:span text:style-name="T1">El proceso pCamera notifica su existencia enviando su pid como parámetro de la señal.</text:span></text:p>
        </text:list-item>
      </text:list>
      <text:p text:style-name="P7"><text:soft-page-break/></text:p>
      <text:p text:style-name="P14"><text:span text:style-name="T1">Canal </text:span><text:span text:style-name="T2">cEntryWay_Cam</text:span></text:p>
      <text:p text:style-name="P9"/>
      <text:list xml:id="list1264654546" text:style-name="L31">
        <text:list-item>
          <text:p text:style-name="P37">Proveniente del proceso pEntryWay al proceso pCamera</text:p>
          <text:p text:style-name="P37"/>
        </text:list-item>
        <text:list-item>
          <text:p text:style-name="P82"><text:span text:style-name="T2">sRequestPlate: </text:span><text:span text:style-name="T1">Solicita la placa del vehículo que esta por ingresar o salir del sistema de parqueaderos.</text:span></text:p>
          <text:p text:style-name="P97"/>
        </text:list-item>
        <text:list-item>
          <text:p text:style-name="P37">Proveniente del proceso pCamera al proceso pEntryWay</text:p>
        </text:list-item>
      </text:list>
      <text:p text:style-name="P2"/>
      <text:list xml:id="list1834892482" text:continue-numbering="true" text:style-name="L31">
        <text:list-item>
          <text:p text:style-name="P62"><text:span text:style-name="T2">sPlate(charstring): </text:span><text:span text:style-name="T3">Retorna la placa del vehículo que esta por entrar o salir del sistema de parqueaderos como una cadena de caracteres.</text:span></text:p>
          <text:p text:style-name="P37"><text:s/></text:p>
        </text:list-item>
      </text:list>
      <text:p text:style-name="P5"><text:span text:style-name="T1">Canal </text:span><text:span text:style-name="T2">cEnv_Camera</text:span></text:p>
      <text:p text:style-name="P2"/>
      <text:list xml:id="list129716128" text:style-name="L32">
        <text:list-item>
          <text:p text:style-name="P38">Proveniente del ambiente al proceso pCamera</text:p>
        </text:list-item>
      </text:list>
      <text:p text:style-name="P2"/>
      <text:list xml:id="list2114294527" text:continue-numbering="true" text:style-name="L32">
        <text:list-item>
          <text:p text:style-name="P72"><text:span text:style-name="T1">sLoopInductive_Entrance: </text:span><text:span text:style-name="T3">Indica que un vehículo esta por ingresar al sistema de parqueaderos,entonces el proceso pCamera debe de capturar la placa del carro y generar su respectivo valor en una cadena de caracteres.</text:span></text:p>
        </text:list-item>
        <text:list-item>
          <text:p text:style-name="P72"><text:span text:style-name="T1">sLoopInductive_Exit: </text:span><text:span text:style-name="T3">Indica que un vehículo esta por salir del sistema de parqueaderos,entonces el proceso pCamera debe de capturar la placa del carro y generar su respectivo valor en una cadena de caracteres.</text:span></text:p>
        </text:list-item>
        <text:list-item>
          <text:p text:style-name="P72"><text:span text:style-name="T1">sPlateFromEnv(charstring): </text:span><text:span text:style-name="T3">Envia una placa, simulando el proceso de obtencion de una placa a partir de una foto.</text:span></text:p>
        </text:list-item>
      </text:list>
      <text:p text:style-name="P7"/>
      <text:p text:style-name="P13"><text:span text:style-name="T3">Proceso </text:span><text:span text:style-name="T1">pCardReader</text:span></text:p>
      <text:p text:style-name="P9"/>
      <text:p text:style-name="P14"><text:span text:style-name="T1">Canal </text:span><text:span text:style-name="T2">cEntryWay_CR</text:span></text:p>
      <text:p text:style-name="P9"/>
      <text:list xml:id="list1864255736" text:style-name="L33">
        <text:list-item>
          <text:p text:style-name="P39">Proveniente del proceso pEntryWay al proceso pCardReader</text:p>
        </text:list-item>
      </text:list>
      <text:p text:style-name="P2"/>
      <text:list xml:id="list1498548358" text:continue-numbering="true" text:style-name="L33">
        <text:list-item>
          <text:p text:style-name="P83"><text:span text:style-name="T2">sEnableCardReader: </text:span><text:span text:style-name="T1">Habilita el proceso pCardReader para el ID contenido en el carné del usuario.</text:span></text:p>
        </text:list-item>
      </text:list>
      <text:p text:style-name="P7"/>
      <text:list xml:id="list1701572807" text:continue-numbering="true" text:style-name="L33">
        <text:list-item>
          <text:p text:style-name="P39">Proveniente del proceso pCardReader al proceso pEntryWay</text:p>
        </text:list-item>
      </text:list>
      <text:p text:style-name="P2"/>
      <text:list xml:id="list1816402449" text:continue-numbering="true" text:style-name="L33">
        <text:list-item>
          <text:p text:style-name="P73"><text:span text:style-name="T1">sDataUser(Integer): </text:span><text:span text:style-name="T3">Retorna el valor del ID del usuario que está por ingresar o salir de la zona de parqueaderos.</text:span></text:p>
        </text:list-item>
      </text:list>
      <text:p text:style-name="P7"/>
      <text:p text:style-name="P13"><text:span text:style-name="T3">Canal </text:span><text:span text:style-name="T1">pCreator_CardReader</text:span></text:p>
      <text:p text:style-name="P9"/>
      <text:list xml:id="list2106574285" text:style-name="L34">
        <text:list-item>
          <text:p text:style-name="P40">Proveniente del proceso pCardReader al proceso pCreatorCardReaderNCamera</text:p>
        </text:list-item>
      </text:list>
      <text:p text:style-name="P2"/>
      <text:list xml:id="list1965246886" text:continue-numbering="true" text:style-name="L34">
        <text:list-item>
          <text:p text:style-name="P74"><text:span text:style-name="T1">sIamCardReader(pidC): </text:span><text:span text:style-name="T3">El proceso pCardReader notifica su existencia enviando dicha </text:span><text:soft-page-break/><text:span text:style-name="T3">señal y su PID como parámetr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19T11:41:35</dc:date>
    <dc:creator>Ubuntu </dc:creator>
    <meta:editing-duration>P5DT12H15M44S</meta:editing-duration>
    <meta:editing-cycles>47</meta:editing-cycles>
    <meta:generator>LibreOffice/3.5$Linux_x86 LibreOffice_project/350m1$Build-2</meta:generator>
    <meta:document-statistic meta:table-count="1" meta:image-count="0" meta:object-count="0" meta:page-count="13" meta:paragraph-count="254" meta:word-count="2427" meta:character-count="16937" meta:non-whitespace-character-count="14822"/>
  </office:meta>
</office:document-meta>
</file>